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style:text-underline-style="none" fo:font-weight="bold" style:font-size-asian="12pt" style:font-weight-asian="bold" style:font-size-complex="12pt" style:font-weight-complex="bold"/>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officeooo:paragraph-rsid="001a40c3"/>
    </style:style>
    <style:style style:name="P7"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4cee8" officeooo:paragraph-rsid="0014cee8" style:font-size-asian="12pt" style:font-size-complex="12pt"/>
    </style:style>
    <style:style style:name="P8"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style:font-size-asian="12pt" style:font-size-complex="12pt"/>
    </style:style>
    <style:style style:name="P9"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5ccd8" officeooo:paragraph-rsid="0015ccd8" style:font-size-asian="12pt" style:font-weight-asian="normal" style:font-size-complex="12pt" style:font-weight-complex="normal"/>
    </style:style>
    <style:style style:name="P10"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5ccd8" officeooo:paragraph-rsid="001876e5" style:font-size-asian="12pt" style:font-weight-asian="normal" style:font-size-complex="12pt" style:font-weight-complex="normal"/>
    </style:style>
    <style:style style:name="P11"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bold" style:font-size-asian="12pt" style:font-weight-asian="bold" style:font-size-complex="12pt" style:font-weight-complex="bold"/>
    </style:style>
    <style:style style:name="T1" style:family="text">
      <style:text-properties officeooo:rsid="00165f21"/>
    </style:style>
    <style:style style:name="T2" style:family="text">
      <style:text-properties officeooo:rsid="001876e5"/>
    </style:style>
    <style:style style:name="T3" style:family="text">
      <style:text-properties fo:font-variant="normal" fo:text-transform="none" fo:color="#333366" style:font-name="Liberation Serif" fo:font-size="12pt" fo:letter-spacing="normal" fo:font-style="normal" fo:font-weight="normal" officeooo:rsid="001a40c3" style:font-size-asian="12pt" style:font-size-complex="12pt"/>
    </style:style>
    <style:style style:name="T4" style:family="text">
      <style:text-properties officeooo:rsid="001bb4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yui_3_17_2_1_1586517262930_48"/>Topic: Exploration of visualization tool(s), and prototyping.</text:p>
      <text:p text:style-name="P1"/>
      <text:p text:style-name="P4">Progress of this week:</text:p>
      <text:p text:style-name="P5">The challenge(s):</text:p>
      <text:p text:style-name="P7">- Working on interactivity. A big challenge this week was the interactivity of the graphs. As already mentioned last week, I am currently using d3, react-simple-maps and react-vis as libraries.</text:p>
      <text:p text:style-name="P7"/>
      <text:p text:style-name="P7">- <text:span text:style-name="T2">It is part of project to make it accessible online. The right choice of platform can be a problem sometimes.</text:span></text:p>
      <text:p text:style-name="P7"/>
      <text:p text:style-name="P8">- <text:span text:style-name="T2">The interactive line graph displays along the x-axis every single day since january. Simply because of the data source. Along the y-axis the number of cases. The problem is the timeframe. While it is okay for China to start in january, many other countries have 0 cases in january and february. This pushes the lines to the right side, while the middle and the beginning are empty. </text:span></text:p>
      <text:p text:style-name="P8"/>
      <text:p text:style-name="P8"/>
      <text:p text:style-name="P8"/>
      <text:p text:style-name="P8"/>
      <text:p text:style-name="P11">The methods you tried to address the challenge(s):</text:p>
      <text:p text:style-name="P9">-I decided to implement a line graph as interactivity in the choropleth map. With click on a certain country, a popup window appears and shows a line graph with 4 different lines (confirmed, active, recovered, deaths). The line graph itself <text:span text:style-name="T1">has a crosshair implemented, which shows the exact value of all four lines, when the mouser hovers over a certain point. Also, it is possible to hide a specific line with click on a button.</text:span></text:p>
      <text:p text:style-name="P9">Besides that, <text:span text:style-name="T1">the choropleth can show the density of all 4 categories (confirmed, recovered, active, deaths) with a click on a specific button. </text:span></text:p>
      <text:p text:style-name="P10">Furthermore, <text:span text:style-name="T1">every</text:span> country gets highlighted when the mouse hovers over it and a little tooltip show<text:span text:style-name="T2">s</text:span> the <text:span text:style-name="T2">country’s </text:span>population <text:span text:style-name="T1">and the exact number of cases. </text:span></text:p>
      <text:p text:style-name="P10"/>
      <text:p text:style-name="P10">- <text:span text:style-name="T2">I first tried to push the data to heroku. Heroku is a nice platform to host web applications. Although it would be nice to keep the data constantly updated and this is not possible with Heroku. The John-Hopkins-University updates their data once a day regularly. So I need some sort of cronjob, which runs my python scripts to preprocess the data. If I would have implemented everything just in Javascript, Heroku would be still an option.</text:span></text:p>
      <text:p text:style-name="P10"><text:span text:style-name="T2">As alternative I chose to sign up for AWS. Amazon offers in the first year a free EC2 instance. It gives the possibilities to run the application ([1]) and also implement a cronjob, which updates daily the data. </text:span></text:p>
      <text:p text:style-name="P10"><text:soft-page-break/>- <text:span text:style-name="T4">For now, I don’t display data where the number of confirmed cases is 0. Which leads to the simple effect, that the beginning gets completely removed of every country where nothing happens. The graph looks a lot better now. In the long run, this is also not very satisfying. The longer this crisis lasts, the more days I have to visualize. In the future it will be better to split up the days in months and only display single months. <text:s/></text:span></text:p>
      <text:p text:style-name="P9"/>
      <text:p text:style-name="P9"/>
      <text:p text:style-name="P11">Lessons learned:</text:p>
      <text:p text:style-name="P11">Plan of next week:</text:p>
      <text:p text:style-name="P5">References:</text:p>
      <text:p text:style-name="P6"><text:span text:style-name="T3">[1]: </text:span><text:a xlink:type="simple" xlink:href="http://52.47.133.119:5000/" text:style-name="Internet_20_link" text:visited-style-name="Visited_20_Internet_20_Link">http://52.47.133.119:5000/</text:a></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3:41:29.440199368</meta:creation-date>
    <dc:date>2020-04-10T15:02:56.116775095</dc:date>
    <meta:editing-duration>PT19M24S</meta:editing-duration>
    <meta:editing-cycles>4</meta:editing-cycles>
    <meta:generator>LibreOffice/6.0.7.3$Linux_X86_64 LibreOffice_project/00m0$Build-3</meta:generator>
    <meta:document-statistic meta:table-count="0" meta:image-count="0" meta:object-count="0" meta:page-count="2" meta:paragraph-count="18" meta:word-count="468" meta:character-count="2735" meta:non-whitespace-character-count="2277"/>
  </office:meta>
</office:document-meta>
</file>